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1B267851F443E76E.png" manifest:media-type="image/png"/>
  <manifest:file-entry manifest:full-path="Pictures/1000000100000410000001B0317F50AEEC759F57.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34cm"/>
      <style:paragraph-properties style:writing-mode="lr-tb"/>
    </style:style>
    <style:style style:name="gr38" style:family="graphic" style:parent-style-name="standard">
      <style:graphic-properties draw:stroke="none" draw:fill-color="#8e86ae" draw:textarea-horizontal-align="justify" draw:textarea-vertical-align="middle" draw:auto-grow-height="false" fo:min-height="4.459cm" fo:min-width="0.257cm"/>
    </style:style>
    <style:style style:name="gr39" style:family="graphic" style:parent-style-name="standard">
      <style:graphic-properties draw:stroke="none" draw:fill-color="#47ff00" draw:textarea-horizontal-align="justify" draw:textarea-vertical-align="middle" draw:auto-grow-height="false" fo:min-height="4.459cm" fo:min-width="0.357cm"/>
    </style:style>
    <style:style style:name="gr40"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1" style:family="graphic" style:parent-style-name="standard">
      <style:graphic-properties draw:stroke="none" draw:fill-color="#ff7b59" draw:textarea-horizontal-align="justify" draw:textarea-vertical-align="middle" draw:auto-grow-height="false" fo:min-height="4.459cm" fo:min-width="0.2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outline1" style:list-style-name="L4">
      <style:graphic-properties draw:fit-to-size="false" style:shrink-to-fit="false"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1" style:family="paragraph">
      <style:paragraph-properties fo:text-align="start">
        <style:tab-stops/>
      </style:paragraph-properties>
    </style:style>
    <style:style style:name="P52" style:family="paragraph">
      <loext:graphic-properties draw:fill-color="#8e86ae"/>
      <style:paragraph-properties fo:text-align="center"/>
      <style:text-properties fo:language="fr" fo:country="FR"/>
    </style:style>
    <style:style style:name="P53" style:family="paragraph">
      <loext:graphic-properties draw:fill-color="#47ff00"/>
      <style:paragraph-properties fo:text-align="center"/>
      <style:text-properties fo:language="fr" fo:country="FR"/>
    </style:style>
    <style:style style:name="P54" style:family="paragraph">
      <loext:graphic-properties draw:fill-color="#ff7b59"/>
      <style:paragraph-properties fo:text-align="center"/>
      <style:text-properties fo:language="fr" fo:country="FR"/>
    </style:style>
    <style:style style:name="P55" style:family="paragraph">
      <loext:graphic-properties draw:fill-color="#ffffff"/>
      <style:paragraph-properties style:writing-mode="lr-tb"/>
      <style:text-properties fo:font-size="24pt" fo:language="fr" fo:country="FR" fo:font-weight="bold" style:font-weight-asian="bold" style:font-weight-complex="bold"/>
    </style:style>
    <style:style style:name="P5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color="#ffffff" loext:opacity="100%"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27cm 15.76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9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9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Abrégé en e2e</text:span></text:p>
              </text:list-item>
              <text:list-item>
                <text:p text:style-name="P12"><text:span text:style-name="T10">Simule le comportement d’un utilisateur pour une action spécifique avec toutes les étapes</text:span></text:p>
                <text:list>
                  <text:list-item>
                    <text:p text:style-name="P7"><text:span text:style-name="T10">Ex :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4">Test unitaire</text:span></text:p>
              </table:table-cell>
              <table:table-cell>
                <text:p text:style-name="P25"><text:span text:style-name="T14">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text:p>
              </table:table-cell>
            </table:table-row>
            <table:table-row table:style-name="ro2" table:default-cell-style-name="bw1">
              <table:table-cell/>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item>
                    <text:p text:style-name="P7"><text:span text:style-name="T15">Dans un environnement de développement</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item>
                <text:p text:style-name="P7"><text:span text:style-name="T15">Utilise le langage de programmation javascript</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ici rien n’est configuré)</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9" draw:text-style-name="P30" draw:layer="layout" svg:width="5.1cm" svg:height="1cm" svg:x="0.4cm" svg:y="5.2cm" presentation:class="outline" presentation:user-transformed="true">
          <draw:text-box>
            <text:p text:style-name="P33"><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32" draw:layer="layout" svg:width="17cm" svg:height="10.72cm" svg:x="5.5cm" svg:y="1.8cm">
          <draw:image xlink:href="Pictures/10000000000004F600000321912BEE3C11BFCE14.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21" draw:text-style-name="P30"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30" draw:layer="layout" svg:width="16.6cm" svg:height="1cm" svg:x="5.6cm" svg:y="11.92cm" presentation:class="outline" presentation:user-transformed="true">
          <draw:text-box>
            <text:p text:style-name="P29"><text:span text:style-name="T16">Ecran d’exécution de tests</text:span></text:p>
          </draw:text-box>
        </draw:frame>
        <draw:frame draw:style-name="gr2" draw:text-style-name="P32"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2FC3DCBB1B0BA431.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23" draw:text-style-name="P34" draw:layer="layout" svg:width="13.2cm" svg:height="1cm" svg:x="10.6cm" svg:y="13.6cm" presentation:class="outline" presentation:user-transformed="true">
          <draw:text-box>
            <text:p text:style-name="P29"><text:span text:style-name="T17">Application</text:span></text:p>
          </draw:text-box>
        </draw:frame>
        <draw:frame presentation:style-name="pr24" draw:text-style-name="P30" draw:layer="layout" svg:width="5.8cm" svg:height="1cm" svg:x="4.4cm" svg:y="13.6cm" presentation:class="outline" presentation:user-transformed="true">
          <draw:text-box>
            <text:p text:style-name="P29"><text:span text:style-name="T16">Liste de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Une 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monter l’exécution d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9" draw:layer="layout" svg:width="26.06cm" svg:height="9.904cm" svg:x="1.36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32" draw:layer="layout" svg:width="22.316cm" svg:height="6.522cm" svg:x="2.842cm" svg:y="5.278cm">
          <draw:image xlink:href="Pictures/100000010000041000000130B83E123DC237DB14.png" xlink:type="simple" xlink:show="embed" xlink:actuate="onLoad" draw:mime-type="image/png">
            <text:p/>
          </draw:image>
        </draw:frame>
        <draw:frame presentation:style-name="pr31" draw:text-style-name="P34"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4"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32"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4"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32"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00100000410000001303189316A63622A70.png" xlink:type="simple" xlink:show="embed" xlink:actuate="onLoad" draw:mime-type="image/png">
            <text:p/>
          </draw:image>
        </draw:frame>
        <draw:frame draw:style-name="gr28" draw:text-style-name="P32" draw:layer="layout" svg:width="12.445cm" svg:height="7.242cm" svg:x="15.155cm" svg:y="8.2cm">
          <draw:image xlink:href="Pictures/10000001000004100000013051EA3F862911DA66.png" xlink:type="simple" xlink:show="embed" xlink:actuate="onLoad" draw:mime-type="image/png">
            <text:p/>
          </draw:image>
        </draw:frame>
        <draw:frame presentation:style-name="pr39" draw:text-style-name="P42"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3" draw:layer="layout" svg:width="12.2cm" svg:height="1.4cm" svg:x="2.4cm" svg:y="9.2cm" presentation:class="outline" presentation:user-transformed="true">
          <draw:text-box>
            <text:p text:style-name="P33"><text:span text:style-name="T16">On récupère la première balise &lt;li&gt; →</text:span></text:p>
          </draw:text-box>
        </draw:frame>
        <draw:frame draw:style-name="gr26" draw:text-style-name="P20" draw:layer="layout" svg:width="25.147cm" svg:height="2.147cm" svg:x="1.017cm" svg:y="13.407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41"><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eveloper.mozilla.org/fr/docs/Web/API/window/location" xlink:type="simple">https://developer.mozilla.org/fr/docs/Web/API/window/location</text:a></text:span></text:p>
              </text:list-item>
              <text:list-item>
                <text:p text:style-name="P41"><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9" draw:layer="layout" svg:width="26.06cm" svg:height="9.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5"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0" draw:text-style-name="P46" draw:layer="layout" svg:width="1.113cm" svg:height="14.531cm" draw:transform="rotate (-1.5707963267949) translate (28.7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5"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0" draw:text-style-name="P46" draw:layer="layout" svg:width="1.113cm" svg:height="14.531cm" draw:transform="rotate (-1.5707963267949) translate (28.7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7" draw:text-style-name="P34"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 draw:text-style-name="P32"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0.4cm" svg:y="2cm">
          <draw:image xlink:href="Pictures/1000000100000410000001B01B267851F443E76E.png" xlink:type="simple" xlink:show="embed" xlink:actuate="onLoad" draw:mime-type="image/png">
            <text:p/>
          </draw:image>
        </draw:frame>
        <draw:frame draw:style-name="gr2" draw:text-style-name="P32" draw:layer="layout" svg:width="17cm" svg:height="7.05cm" svg:x="10.6cm" svg:y="8.15cm">
          <draw:image xlink:href="Pictures/1000000100000410000001B0317F50AEEC759F57.png" xlink:type="simple" xlink:show="embed" xlink:actuate="onLoad" draw:mime-type="image/png">
            <text:p/>
          </draw:image>
        </draw:frame>
        <draw:frame draw:style-name="gr32" draw:text-style-name="P32" draw:layer="layout" svg:width="2.538cm" svg:height="2.538cm" svg:x="4.062cm" svg:y="9.6cm">
          <draw:image xlink:href="Pictures/10000001000000600000006034B13194D1BDC9C3.png" xlink:type="simple" xlink:show="embed" xlink:actuate="onLoad" draw:mime-type="image/png">
            <text:p/>
          </draw:image>
        </draw:frame>
        <draw:frame draw:style-name="gr33" draw:text-style-name="P47"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30">Interdit </text:span></text:p>
            <text:p text:style-name="P49"><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testing-library.com/" xlink:type="simple">https://testing-library.com/</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7" draw:text-style-name="P50" draw:layer="layout" svg:width="23.2cm" svg:height="0.984cm" svg:x="2.4cm" svg:y="9.016cm">
          <draw:text-box>
            <text:p text:style-name="P24"><text:span text:style-name="T33">Utilisation du data-attribute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50" draw:layer="layout" svg:width="23.2cm" svg:height="0.984cm" svg:x="2.4cm" svg:y="9.016cm">
          <draw:text-box>
            <text:p text:style-name="P24"><text:span text:style-name="T33">Ciblage de l’élément dans cypress</text:span></text:p>
          </draw:text-box>
        </draw:frame>
        <draw:frame draw:style-name="gr2" draw:text-style-name="P32" draw:layer="layout" svg:width="23cm" svg:height="6.29cm" svg:x="2.5cm" svg:y="2.6cm">
          <draw:image xlink:href="Pictures/100000010000045600000130F9938DD93ED91462.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2" draw:layer="layout" svg:width="1.513cm" svg:height="14.531cm" svg:x="27.0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1"><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8"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11">Source(s) :</text:span></text:p>
            <text:list text:style-name="L1">
              <text:list-item>
                <text:p text:style-name="P41"><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20" draw:layer="layout" svg:width="25.147cm" svg:height="2.845cm" svg:x="1.021cm" svg:y="12.906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20" draw:layer="layout" svg:width="25.147cm" svg:height="2.845cm" svg:x="1.02cm" svg:y="12.905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00100000410000001B0DB4EB6F7E25970D3.png" xlink:type="simple" xlink:show="embed" xlink:actuate="onLoad" draw:mime-type="image/png">
            <text:p/>
          </draw:image>
        </draw:frame>
        <draw:frame draw:style-name="gr33" draw:text-style-name="P50" draw:layer="layout" svg:width="24.8cm" svg:height="2.384cm" svg:x="1.6cm" svg:y="11.616cm">
          <draw:text-box>
            <text:p text:style-name="P24"><text:span text:style-name="T33">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0" draw:layer="layout" svg:width="24.8cm" svg:height="2.384cm" svg:x="1.6cm" svg:y="11.616cm">
          <draw:text-box>
            <text:p text:style-name="P24"><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5"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39" draw:text-style-name="P53" draw:layer="layout" svg:width="1.713cm" svg:height="14.531cm" draw:transform="rotate (-1.5707963267949) translate (32.31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001000004100000020A91AD1C9ABD1B3CAD.png" xlink:type="simple" xlink:show="embed" xlink:actuate="onLoad" draw:mime-type="image/png">
            <text:p/>
          </draw:image>
        </draw:frame>
        <draw:frame presentation:style-name="pr86" draw:text-style-name="P42" draw:layer="layout" svg:width="10.5cm" svg:height="2cm" svg:x="16.5cm" svg:y="9cm" presentation:class="outline" presentation:user-transformed="true">
          <draw:text-box>
            <text:p text:style-name="P12"><text:span text:style-name="T16">← </text:span><text:span text:style-name="T16">On récupère la réponse de l’API dans la variable “res”.</text:span><text:span text:style-name="T16"><text:line-break/></text:span><text:span text:style-name="T16"/></text:p>
            <text:p text:style-name="P12"><text:span text:style-name="T16">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1" draw:text-style-name="P54" draw:layer="layout" svg:width="1.513cm" svg:height="14.531cm" svg:x="27.08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guides/references/configuration" xlink:type="simple">https://docs.cypress.io/guides/references/configuration</text:a></text:span></text:p>
              </text:list-item>
            </text:list>
          </draw:text-box>
        </draw:frame>
        <draw:frame presentation:style-name="pr89"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0" draw:text-style-name="P13" draw:layer="layout" svg:width="26.06cm" svg:height="10.2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item>
                <text:p text:style-name="P7"><text:span text:style-name="T15">Création de commandes personnalisées pour réunir et partager des commandes répétées</text:span></text:p>
              </text:list-item>
              <text:list-item>
                <text:p text:style-name="P7"><text:span text:style-name="T15">Changement de taille de fenêtre</text:span></text:p>
                <text:list>
                  <text:list-item>
                    <text:p text:style-name="P7"><text:span text:style-name="T15">cy.viewport()</text:span></text:p>
                  </text:list-item>
                </text:list>
              </text:list-item>
              <text:list-item>
                <text:p text:style-name="P7"><text:span text:style-name="T15">...</text:span></text:p>
              </text:list-item>
            </text:list>
          </draw:text-box>
        </draw:frame>
        <draw:frame draw:style-name="gr42" draw:text-style-name="P20" draw:layer="layout" svg:width="25.147cm" svg:height="2.25cm" svg:x="1.017cm" svg:y="13.2cm">
          <draw:text-box>
            <text:p><text:span text:style-name="T11">Source(s) :</text:span></text:p>
            <text:list text:style-name="L1">
              <text:list-item>
                <text:p><text:span text:style-name="T12"><text:a xlink:href="https://docs.cypress.io/api/commands/screenshot" xlink:type="simple">https://docs.cypress.io/api/commands/screenshot</text:a></text:span></text:p>
              </text:list-item>
              <text:list-item>
                <text:p><text:span text:style-name="T12"><text:a xlink:href="https://docs.cypress.io/api/cypress-api/custom-commands#docusaurus_skipToContent_fallback" xlink:type="simple">https://docs.cypress.io/api/cypress-api/custom-commands#docusaurus_skipToContent_fallback</text:a></text:span></text:p>
              </text:list-item>
              <text:list-item>
                <text:p><text:span text:style-name="T12"><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5" draw:style-name="dp3" draw:master-page-name="Default" presentation:presentation-page-layout-name="AL3T1">
        <office:forms form:automatic-focus="false" form:apply-design-mode="false"/>
        <draw:frame presentation:style-name="pr91" draw:text-style-name="P55"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5" presentation:class="page"/>
          <draw:frame presentation:style-name="pr1" draw:text-style-name="P56" draw:layer="layout" svg:width="16.8cm" svg:height="13.365cm" svg:x="2.097cm" svg:y="14.103cm" presentation:class="notes" presentation:placeholder="true">
            <draw:text-box/>
          </draw:frame>
        </presentation:notes>
      </draw:page>
      <draw:page draw:name="page56" draw:style-name="dp3"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10T22:43:50.106000000</dc:date>
    <meta:editing-duration>P21DT6H56M37S</meta:editing-duration>
    <meta:editing-cycles>1246</meta:editing-cycles>
    <meta:generator>LibreOffice/7.2.7.2$Windows_X86_64 LibreOffice_project/8d71d29d553c0f7dcbfa38fbfda25ee34cce99a2</meta:generator>
    <meta:document-statistic meta:object-count="387"/>
  </office:meta>
</office:document-meta>
</file>